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10 BT" svg:font-family="'Courier10 BT'" style:font-family-generic="modern"/>
    <style:font-face style:name="Arial2" svg:font-family="Arial" style:font-family-generic="swiss"/>
    <style:font-face style:name="Liberation Serif" svg:font-family="'Liberation Serif', 'MS Goth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margin-top="0.1665in" fo:margin-bottom="0.0417in" fo:line-height="105%" fo:orphans="2" fo:widows="2" fo:keep-with-next="always"/>
    </style:style>
    <style:style style:name="P2" style:family="paragraph" style:parent-style-name="Heading_20_2">
      <style:paragraph-properties fo:margin-top="0.1665in" fo:margin-bottom="0.0417in" fo:line-height="105%" fo:orphans="2" fo:widows="2" fo:keep-with-next="always"/>
      <style:text-properties fo:color="#000000" fo:font-size="9pt" fo:font-weight="bold" style:letter-kerning="true" style:font-size-asian="9pt" style:font-weight-asian="bold" style:font-size-complex="9pt" style:font-style-complex="italic" style:font-weight-complex="bold"/>
    </style:style>
    <style:style style:name="P3" style:family="paragraph" style:parent-style-name="Heading_20_2">
      <style:paragraph-properties fo:margin-top="0.1665in" fo:margin-bottom="0.0417in" fo:line-height="105%" fo:orphans="2" fo:widows="2" fo:keep-with-next="always"/>
      <style:text-properties fo:color="#000000" style:font-name="Courier10 BT" fo:font-size="10pt" fo:language="zh" fo:country="CN" style:text-underline-style="solid" style:text-underline-width="auto" style:text-underline-color="font-color" fo:font-weight="bold" style:letter-kerning="true" style:font-size-asian="10pt" style:font-weight-asian="bold" style:font-name-complex="Verdana" style:font-style-complex="italic" style:font-weight-complex="bold"/>
    </style:style>
    <style:style style:name="P4" style:family="paragraph" style:parent-style-name="Heading_20_2">
      <style:paragraph-properties fo:margin-top="0.1665in" fo:margin-bottom="0.0417in" fo:line-height="105%" fo:orphans="2" fo:widows="2" fo:keep-with-next="always"/>
      <style:text-properties fo:color="#000000" style:font-name="Courier10 BT" fo:font-size="9pt" fo:language="zh" fo:country="CN" fo:font-weight="bold" style:letter-kerning="true" style:font-name-asian="Liberation Serif" style:font-size-asian="9pt" style:font-weight-asian="bold" style:font-name-complex="Verdana" style:font-size-complex="8pt" style:font-style-complex="italic" style:font-weight-complex="bold"/>
    </style:style>
    <style:style style:name="P5" style:family="paragraph" style:parent-style-name="Heading_20_2">
      <style:paragraph-properties fo:margin-top="0.1665in" fo:margin-bottom="0.0417in" fo:line-height="105%" fo:orphans="2" fo:widows="2" fo:keep-with-next="always"/>
      <style:text-properties style:font-name="Courier10 BT" fo:font-size="9pt" fo:font-weight="bold" style:font-size-asian="9pt" style:font-weight-asian="bold" style:font-name-complex="Calibri Light" style:font-style-complex="italic" style:font-weight-complex="bold"/>
    </style:style>
    <style:style style:name="P6" style:family="paragraph" style:parent-style-name="Heading_20_2" style:master-page-name="Standard">
      <style:paragraph-properties fo:margin-top="0.1665in" fo:margin-bottom="0.0417in" fo:line-height="105%" fo:orphans="2" fo:widows="2" style:page-number="auto" fo:keep-with-next="always"/>
      <style:text-properties fo:color="#000000" fo:font-size="10pt" fo:font-weight="bold" style:letter-kerning="true" style:font-size-asian="10pt" style:font-weight-asian="bold" style:font-size-complex="10pt" style:font-style-complex="italic" style:font-weight-complex="bold"/>
    </style:style>
    <style:style style:name="T1" style:family="text">
      <style:text-properties fo:color="#000000" fo:font-size="10pt" fo:language="zh" fo:country="CN" fo:font-weight="bold" style:letter-kerning="true" style:font-size-asian="10pt" style:font-weight-asian="bold" style:font-size-complex="10pt" style:font-style-complex="italic" style:font-weight-complex="bold"/>
    </style:style>
    <style:style style:name="T2" style:family="text">
      <style:text-properties fo:color="#000000" fo:font-size="10pt" fo:font-weight="bold" style:letter-kerning="true" style:font-size-asian="10pt" style:font-weight-asian="bold" style:font-size-complex="10pt" style:font-style-complex="italic" style:font-weight-complex="bold"/>
    </style:style>
    <style:style style:name="T3" style:family="text">
      <style:text-properties fo:color="#000000" style:font-name="Courier10 BT" fo:font-size="9pt" fo:font-weight="bold" style:letter-kerning="true" style:font-name-asian="Liberation Serif" style:font-size-asian="9pt" style:font-weight-asian="bold" style:font-name-complex="Verdana" style:font-size-complex="8pt" style:font-style-complex="italic" style:font-weight-complex="bold"/>
    </style:style>
    <style:style style:name="T4" style:family="text">
      <style:text-properties fo:color="#000000" style:font-name="Courier10 BT" fo:font-size="9pt" fo:language="zh" fo:country="CN" fo:font-weight="bold" style:letter-kerning="true" style:font-name-asian="Liberation Serif" style:font-size-asian="9pt" style:font-weight-asian="bold" style:font-name-complex="Verdana" style:font-size-complex="8pt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John Cronin</text:h>
      <text:h text:style-name="P1" text:outline-level="2"><text:span text:style-name="T1">360.684.2094</text:span></text:h>
      <text:h text:style-name="P2" text:outline-level="2">Tulalip, WA 98225</text:h>
      <text:h text:style-name="P3" text:outline-level="2">Specific Skills and Qualifications</text:h>
      <text:h text:style-name="P5" text:outline-level="2">Associates Degree in Science – Composites Specialization 2017 -Bellingham Technical College</text:h>
      <text:h text:style-name="P3" text:outline-level="2">Employment</text:h>
      <text:h text:style-name="P4" text:outline-level="2">Valley Vacuum and Janitorial Mount Vernon, WA</text:h>
      <text:h text:style-name="P4" text:outline-level="2">Assistant Manager, Repair Technician, IT Administrator</text:h>
      <text:h text:style-name="P1" text:outline-level="2"><text:span text:style-name="T3"><text:tab/></text:span><text:span text:style-name="T4">Over-saw a </text:span><text:span text:style-name="T3">overall</text:span><text:span text:style-name="T4"> increase in sales during a 6 month period</text:span></text:h>
      <text:h text:style-name="P1" text:outline-level="2"><text:span text:style-name="T3"><text:tab/></text:span><text:span text:style-name="T4">Serviced Repaired, and sold all brands of Vacuums</text:span></text:h>
      <text:h text:style-name="P1" text:outline-level="2"><text:span text:style-name="T3"><text:tab/></text:span><text:span text:style-name="T4">Created and implemented company web site and social media</text:span></text:h>
      <text:h text:style-name="P1" text:outline-level="2"><text:span text:style-name="T3"><text:tab/></text:span><text:span text:style-name="T4">Administered network with 5 workstations and 2 Point of Sale Registers </text:span></text:h>
      <text:h text:style-name="P4" text:outline-level="2">Seatac Computer Seattle, WA<text:line-break/>PC Technician</text:h>
      <text:h text:style-name="P1" text:outline-level="2"><text:span text:style-name="T3"><text:tab/></text:span><text:span text:style-name="T4">Diagnosed and Repaired PCs On site and in shop promptly and accurately</text:span></text:h>
      <text:h text:style-name="P1" text:outline-level="2"><text:span text:style-name="T3"><text:tab/></text:span><text:span text:style-name="T4">Was on call 24 hours a day</text:span></text:h>
      <text:h text:style-name="P4" text:outline-level="2">PC Doctor Bellevue, WA<text:line-break/>PC Technician</text:h>
      <text:h text:style-name="P1" text:outline-level="2"><text:span text:style-name="T3"><text:tab/></text:span><text:span text:style-name="T4">Diagnosed and Repaired PCs On site and in shop promptly and accurately</text:span></text:h>
      <text:h text:style-name="P1" text:outline-level="2"><text:span text:style-name="T3"><text:tab/>Da</text:span><text:span text:style-name="T4">ta recovery and HW repairs</text:span></text:h>
      <text:h text:style-name="P1" text:outline-level="2"><text:span text:style-name="T3"><text:tab/></text:span><text:span text:style-name="T4">Handled alternate location business appointments and shop opening.</text:span></text:h>
      <text:h text:style-name="P1" text:outline-level="2"><text:span text:style-name="T4">Stone Computer Inc Toledo, Oh<text:line-break/></text:span><text:span text:style-name="T3">Quality Assurance, Assembly, </text:span><text:span text:style-name="T4">PC Technician and phone support</text:span></text:h>
      <text:h text:style-name="P1" text:outline-level="2"><text:span text:style-name="T3"><text:tab/></text:span><text:span text:style-name="T4">Make hardware and software repairs while taking phone calls for support</text:span></text:h>
      <text:h text:style-name="P1" text:outline-level="2"><text:span text:style-name="T3"><text:tab/></text:span><text:span text:style-name="T4">Worked on a team of 12 Technicians to build 5000 systems for a major corporation in 2 weeks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10 BT" svg:font-family="'Courier10 BT'" style:font-family-generic="modern"/>
    <style:font-face style:name="Arial2" svg:font-family="Arial" style:font-family-generic="swiss"/>
    <style:font-face style:name="Liberation Serif" svg:font-family="'Liberation Serif', 'MS Goth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Standard" style:default-outline-level="1" style:class="text"/>
    <style:style style:name="Heading_20_2" style:display-name="Heading 2" style:family="paragraph" style:parent-style-name="Standard" style:next-style-name="Standard" style:default-outline-level="2" style:class="text"/>
    <style:style style:name="Default_20_Paragraph_20_Font" style:display-name="Default Paragraph Font" style:family="text"/>
    <style:style style:name="Heading_20_1_20_Char" style:display-name="Heading 1 Char" style:family="text">
      <style:text-properties fo:color="#2f5496" style:font-name="Calibri Light" fo:font-size="16pt" style:font-name-asian="Times New Roman" style:font-size-asian="16pt" style:font-name-complex="Times New Roman" style:font-size-complex="16pt"/>
    </style:style>
    <style:style style:name="Heading_20_2_20_Char" style:display-name="Heading 2 Char" style:family="text">
      <style:text-properties fo:color="#2f5496" style:font-name="Calibri Light" fo:font-size="13pt" style:font-name-asian="Times New Roman" style:font-size-asian="13pt" style:font-name-complex="Times New Roman" style:font-size-complex="13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n Cronin</meta:initial-creator>
    <meta:creation-date>2018-12-26T09:51:00</meta:creation-date>
    <dc:creator>John Cronin</dc:creator>
    <dc:date>2022-01-18T08:29:39.66</dc:date>
    <meta:editing-cycles>3</meta:editing-cycles>
    <meta:editing-duration>P2171DT9H34M5S</meta:editing-duration>
    <meta:generator>OpenOffice/4.1.11$Win32 OpenOffice.org_project/4111m1$Build-9808</meta:generator>
    <meta:document-statistic meta:table-count="0" meta:image-count="0" meta:object-count="0" meta:page-count="1" meta:paragraph-count="22" meta:word-count="172" meta:character-count="1111"/>
  </office:meta>
</office:document-meta>
</file>